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 SVM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HMM</text:p>
          </table:table-cell>
          <table:table-cell/>
          <table:table-cell office:value-type="string" calcext:value-type="string">
            <text:p>CRF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percentage" office:value="0.9515" calcext:value-type="percentage">
            <text:p>95.15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202" calcext:value-type="percentage">
            <text:p>92.02%</text:p>
          </table:table-cell>
          <table:table-cell office:value-type="percentage" office:value="0.921" calcext:value-type="percentage">
            <text:p>92.10%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percentage" office:value="0.9562" calcext:value-type="percentage">
            <text:p>95.62%</text:p>
          </table:table-cell>
          <table:table-cell office:value-type="percentage" office:value="0.9288" calcext:value-type="percentage">
            <text:p>92.88%</text:p>
          </table:table-cell>
          <table:table-cell office:value-type="percentage" office:value="0.9296" calcext:value-type="percentage">
            <text:p>92.96%</text:p>
          </table:table-cell>
          <table:table-cell office:value-type="percentage" office:value="0.9292" calcext:value-type="percentage">
            <text:p>92.92%</text:p>
          </table:table-cell>
          <table:table-cell table:number-columns-repeated="3"/>
          <table:table-cell table:style-name="ce1" office:value-type="percentage" office:value="0.921" calcext:value-type="percentage">
            <text:p>92.10%</text:p>
          </table:table-cell>
          <table:table-cell table:style-name="ce1" office:value-type="percentage" office:value="0.9148" calcext:value-type="percentage">
            <text:p>91.48%</text:p>
          </table:table-cell>
          <table:table-cell table:style-name="ce1" office:value-type="percentage" office:value="0.8498" calcext:value-type="percentage">
            <text:p>84.98%</text:p>
          </table:table-cell>
          <table:table-cell table:style-name="ce1" office:value-type="percentage" office:value="0.8338" calcext:value-type="percentage">
            <text:p>83.38%</text:p>
          </table:table-cell>
          <table:table-cell table:style-name="ce1" office:value-type="percentage" office:value="0.892485299670928" calcext:value-type="percentage">
            <text:p>89.25%</text:p>
          </table:table-cell>
          <table:table-cell table:style-name="ce1" office:value-type="percentage" office:value="0.899792535920593" calcext:value-type="percentage">
            <text:p>89.9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557" calcext:value-type="percentage">
            <text:p>95.57%</text:p>
          </table:table-cell>
          <table:table-cell office:value-type="percentage" office:value="0.9271" calcext:value-type="percentage">
            <text:p>92.71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272" calcext:value-type="percentage">
            <text:p>92.72%</text:p>
          </table:table-cell>
          <table:table-cell table:number-columns-repeated="3"/>
          <table:table-cell table:style-name="ce1" office:value-type="percentage" office:value="0.9292" calcext:value-type="percentage">
            <text:p>92.92%</text:p>
          </table:table-cell>
          <table:table-cell table:style-name="ce1" office:value-type="percentage" office:value="0.9266" calcext:value-type="percentage">
            <text:p>92.66%</text:p>
          </table:table-cell>
          <table:table-cell table:style-name="ce1" office:value-type="percentage" office:value="0.8583" calcext:value-type="percentage">
            <text:p>85.83%</text:p>
          </table:table-cell>
          <table:table-cell table:style-name="ce1" office:value-type="percentage" office:value="0.8468" calcext:value-type="percentage">
            <text:p>84.68%</text:p>
          </table:table-cell>
          <table:table-cell table:style-name="ce1" office:value-type="percentage" office:value="0.904641907776463" calcext:value-type="percentage">
            <text:p>90.46%</text:p>
          </table:table-cell>
          <table:table-cell table:style-name="ce1" office:value-type="percentage" office:value="0.91041597798261" calcext:value-type="percentage">
            <text:p>91.0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562" calcext:value-type="percentage">
            <text:p>95.62%</text:p>
          </table:table-cell>
          <table:table-cell office:value-type="percentage" office:value="0.9287" calcext:value-type="percentage">
            <text:p>92.87%</text:p>
          </table:table-cell>
          <table:table-cell office:value-type="percentage" office:value="0.9288" calcext:value-type="percentage">
            <text:p>92.88%</text:p>
          </table:table-cell>
          <table:table-cell office:value-type="percentage" office:value="0.9287" calcext:value-type="percentage">
            <text:p>92.87%</text:p>
          </table:table-cell>
          <table:table-cell table:number-columns-repeated="3"/>
          <table:table-cell table:style-name="ce1" office:value-type="percentage" office:value="0.9272" calcext:value-type="percentage">
            <text:p>92.72%</text:p>
          </table:table-cell>
          <table:table-cell table:style-name="ce1" office:value-type="percentage" office:value="0.9322" calcext:value-type="percentage">
            <text:p>93.22%</text:p>
          </table:table-cell>
          <table:table-cell table:style-name="ce1" office:value-type="percentage" office:value="0.8617" calcext:value-type="percentage">
            <text:p>86.17%</text:p>
          </table:table-cell>
          <table:table-cell table:style-name="ce1" office:value-type="percentage" office:value="0.8583" calcext:value-type="percentage">
            <text:p>85.83%</text:p>
          </table:table-cell>
          <table:table-cell table:style-name="ce1" office:value-type="percentage" office:value="0.913866191558641" calcext:value-type="percentage">
            <text:p>91.39%</text:p>
          </table:table-cell>
          <table:table-cell table:style-name="ce1" office:value-type="percentage" office:value="0.920636140135218" calcext:value-type="percentage">
            <text:p>92.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591" calcext:value-type="percentage">
            <text:p>95.91%</text:p>
          </table:table-cell>
          <table:table-cell office:value-type="percentage" office:value="0.9327" calcext:value-type="percentage">
            <text:p>93.27%</text:p>
          </table:table-cell>
          <table:table-cell office:value-type="percentage" office:value="0.9334" calcext:value-type="percentage">
            <text:p>93.34%</text:p>
          </table:table-cell>
          <table:table-cell office:value-type="percentage" office:value="0.9331" calcext:value-type="percentage">
            <text:p>93.31%</text:p>
          </table:table-cell>
          <table:table-cell table:number-columns-repeated="3"/>
          <table:table-cell table:style-name="ce1" office:value-type="percentage" office:value="0.9287" calcext:value-type="percentage">
            <text:p>92.87%</text:p>
          </table:table-cell>
          <table:table-cell table:style-name="ce1" office:value-type="percentage" office:value="0.936" calcext:value-type="percentage">
            <text:p>93.60%</text:p>
          </table:table-cell>
          <table:table-cell table:style-name="ce1" office:value-type="percentage" office:value="0.8591" calcext:value-type="percentage">
            <text:p>85.91%</text:p>
          </table:table-cell>
          <table:table-cell table:style-name="ce1" office:value-type="percentage" office:value="0.852" calcext:value-type="percentage">
            <text:p>85.20%</text:p>
          </table:table-cell>
          <table:table-cell table:style-name="ce1" office:value-type="percentage" office:value="0.913420811905695" calcext:value-type="percentage">
            <text:p>91.34%</text:p>
          </table:table-cell>
          <table:table-cell table:style-name="ce1" office:value-type="percentage" office:value="0.924347010623088" calcext:value-type="percentage">
            <text:p>92.4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931" calcext:value-type="percentage">
            <text:p>93.10%</text:p>
          </table:table-cell>
          <table:table-cell office:value-type="percentage" office:value="0.9316" calcext:value-type="percentage">
            <text:p>93.16%</text:p>
          </table:table-cell>
          <table:table-cell office:value-type="percentage" office:value="0.9313" calcext:value-type="percentage">
            <text:p>93.13%</text:p>
          </table:table-cell>
          <table:table-cell table:number-columns-repeated="3"/>
          <table:table-cell table:style-name="ce1" office:value-type="percentage" office:value="0.9331" calcext:value-type="percentage">
            <text:p>93.31%</text:p>
          </table:table-cell>
          <table:table-cell table:style-name="ce1" office:value-type="percentage" office:value="0.9344" calcext:value-type="percentage">
            <text:p>93.44%</text:p>
          </table:table-cell>
          <table:table-cell table:style-name="ce1" office:value-type="percentage" office:value="0.852" calcext:value-type="percentage">
            <text:p>85.20%</text:p>
          </table:table-cell>
          <table:table-cell table:style-name="ce1" office:value-type="percentage" office:value="0.8538" calcext:value-type="percentage">
            <text:p>85.38%</text:p>
          </table:table-cell>
          <table:table-cell table:style-name="ce1" office:value-type="percentage" office:value="0.9165687065422" calcext:value-type="percentage">
            <text:p>91.66%</text:p>
          </table:table-cell>
          <table:table-cell table:style-name="ce1" office:value-type="percentage" office:value="0.92438497991536" calcext:value-type="percentage">
            <text:p>92.4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592" calcext:value-type="percentage">
            <text:p>95.92%</text:p>
          </table:table-cell>
          <table:table-cell office:value-type="percentage" office:value="0.9332" calcext:value-type="percentage">
            <text:p>93.32%</text:p>
          </table:table-cell>
          <table:table-cell office:value-type="percentage" office:value="0.9336" calcext:value-type="percentage">
            <text:p>93.36%</text:p>
          </table:table-cell>
          <table:table-cell office:value-type="percentage" office:value="0.9334" calcext:value-type="percentage">
            <text:p>93.34%</text:p>
          </table:table-cell>
          <table:table-cell table:number-columns-repeated="3"/>
          <table:table-cell table:style-name="ce1" office:value-type="percentage" office:value="0.9313" calcext:value-type="percentage">
            <text:p>93.13%</text:p>
          </table:table-cell>
          <table:table-cell table:style-name="ce1" office:value-type="percentage" office:value="0.9361" calcext:value-type="percentage">
            <text:p>93.61%</text:p>
          </table:table-cell>
          <table:table-cell table:style-name="ce1" office:value-type="percentage" office:value="0.8437" calcext:value-type="percentage">
            <text:p>84.37%</text:p>
          </table:table-cell>
          <table:table-cell table:style-name="ce1" office:value-type="percentage" office:value="0.8527" calcext:value-type="percentage">
            <text:p>85.27%</text:p>
          </table:table-cell>
          <table:table-cell table:style-name="ce1" office:value-type="percentage" office:value="0.915450551476236" calcext:value-type="percentage">
            <text:p>91.55%</text:p>
          </table:table-cell>
          <table:table-cell table:style-name="ce1" office:value-type="percentage" office:value="0.925138617967346" calcext:value-type="percentage">
            <text:p>92.5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9308" calcext:value-type="percentage">
            <text:p>93.08%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931" calcext:value-type="percentage">
            <text:p>93.10%</text:p>
          </table:table-cell>
          <table:table-cell table:number-columns-repeated="3"/>
          <table:table-cell table:style-name="ce1" office:value-type="percentage" office:value="0.9334" calcext:value-type="percentage">
            <text:p>93.34%</text:p>
          </table:table-cell>
          <table:table-cell table:style-name="ce1" office:value-type="percentage" office:value="0.9365" calcext:value-type="percentage">
            <text:p>93.65%</text:p>
          </table:table-cell>
          <table:table-cell table:style-name="ce1" office:value-type="percentage" office:value="0.8373" calcext:value-type="percentage">
            <text:p>83.73%</text:p>
          </table:table-cell>
          <table:table-cell table:style-name="ce1" office:value-type="percentage" office:value="0.8469" calcext:value-type="percentage">
            <text:p>84.69%</text:p>
          </table:table-cell>
          <table:table-cell table:style-name="ce1" office:value-type="percentage" office:value="0.920120728981868" calcext:value-type="percentage">
            <text:p>92.01%</text:p>
          </table:table-cell>
          <table:table-cell table:style-name="ce1" office:value-type="percentage" office:value="0.92694312850792" calcext:value-type="percentage">
            <text:p>92.6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581" calcext:value-type="percentage">
            <text:p>95.81%</text:p>
          </table:table-cell>
          <table:table-cell office:value-type="percentage" office:value="0.9311" calcext:value-type="percentage">
            <text:p>93.11%</text:p>
          </table:table-cell>
          <table:table-cell office:value-type="percentage" office:value="0.9313" calcext:value-type="percentage">
            <text:p>93.13%</text:p>
          </table:table-cell>
          <table:table-cell office:value-type="percentage" office:value="0.9312" calcext:value-type="percentage">
            <text:p>93.12%</text:p>
          </table:table-cell>
          <table:table-cell table:number-columns-repeated="3"/>
          <table:table-cell table:style-name="ce1" office:value-type="percentage" office:value="0.931" calcext:value-type="percentage">
            <text:p>93.10%</text:p>
          </table:table-cell>
          <table:table-cell table:style-name="ce1" office:value-type="percentage" office:value="0.9376" calcext:value-type="percentage">
            <text:p>93.76%</text:p>
          </table:table-cell>
          <table:table-cell table:style-name="ce1" office:value-type="percentage" office:value="0.7795" calcext:value-type="percentage">
            <text:p>77.95%</text:p>
          </table:table-cell>
          <table:table-cell table:style-name="ce1" office:value-type="percentage" office:value="0.8425" calcext:value-type="percentage">
            <text:p>84.25%</text:p>
          </table:table-cell>
          <table:table-cell table:style-name="ce1" office:value-type="percentage" office:value="0.917379180014288" calcext:value-type="percentage">
            <text:p>91.74%</text:p>
          </table:table-cell>
          <table:table-cell table:style-name="ce1" office:value-type="percentage" office:value="0.927532670956249" calcext:value-type="percentage">
            <text:p>92.7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579" calcext:value-type="percentage">
            <text:p>95.79%</text:p>
          </table:table-cell>
          <table:table-cell office:value-type="percentage" office:value="0.9309" calcext:value-type="percentage">
            <text:p>93.09%</text:p>
          </table:table-cell>
          <table:table-cell office:value-type="percentage" office:value="0.9311" calcext:value-type="percentage">
            <text:p>93.11%</text:p>
          </table:table-cell>
          <table:table-cell office:value-type="percentage" office:value="0.931" calcext:value-type="percentage">
            <text:p>93.10%</text:p>
          </table:table-cell>
          <table:table-cell table:number-columns-repeated="3"/>
          <table:table-cell table:style-name="ce1" office:value-type="percentage" office:value="0.9312" calcext:value-type="percentage">
            <text:p>93.12%</text:p>
          </table:table-cell>
          <table:table-cell table:style-name="ce1" office:value-type="percentage" office:value="0.9385" calcext:value-type="percentage">
            <text:p>93.85%</text:p>
          </table:table-cell>
          <table:table-cell table:style-name="ce1" office:value-type="percentage" office:value="0.7742" calcext:value-type="percentage">
            <text:p>77.42%</text:p>
          </table:table-cell>
          <table:table-cell table:style-name="ce1" office:value-type="percentage" office:value="0.8334" calcext:value-type="percentage">
            <text:p>83.34%</text:p>
          </table:table-cell>
          <table:table-cell table:style-name="ce1" office:value-type="percentage" office:value="0.918234837599219" calcext:value-type="percentage">
            <text:p>91.82%</text:p>
          </table:table-cell>
          <table:table-cell table:style-name="ce1" office:value-type="percentage" office:value="0.926786948176583" calcext:value-type="percentage">
            <text:p>92.68%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1" office:value-type="percentage" office:value="0.931" calcext:value-type="percentage">
            <text:p>93.10%</text:p>
          </table:table-cell>
          <table:table-cell table:style-name="ce1" office:value-type="percentage" office:value="0.9382" calcext:value-type="percentage">
            <text:p>93.82%</text:p>
          </table:table-cell>
          <table:table-cell table:style-name="ce1" office:value-type="percentage" office:value="0.5472" calcext:value-type="percentage">
            <text:p>54.72%</text:p>
          </table:table-cell>
          <table:table-cell table:style-name="ce1" office:value-type="percentage" office:value="0.8287" calcext:value-type="percentage">
            <text:p>82.87%</text:p>
          </table:table-cell>
          <table:table-cell table:style-name="ce1" office:value-type="percentage" office:value="0.919599225497126" calcext:value-type="percentage">
            <text:p>91.96%</text:p>
          </table:table-cell>
          <table:table-cell table:style-name="ce1" office:value-type="percentage" office:value="0.926782066444468" calcext:value-type="percentage">
            <text:p>92.68%</text:p>
          </table:table-cell>
        </table:table-row>
        <table:table-row table:style-name="ro1">
          <table:table-cell office:value-type="string" calcext:value-type="string">
            <text:p>split SVM</text:p>
          </table:table-cell>
          <table:table-cell table:style-name="Default" table:number-columns-repeated="4"/>
          <table:table-cell/>
          <table:table-cell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percentage" office:value="0.9476" calcext:value-type="percentage">
            <text:p>94.76%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9137" calcext:value-type="percentage">
            <text:p>91.37%</text:p>
          </table:table-cell>
          <table:table-cell office:value-type="percentage" office:value="0.9148" calcext:value-type="percentage">
            <text:p>91.48%</text:p>
          </table:table-cell>
          <table:table-cell/>
          <table:table-cell table:style-name="ce1" table:formula="of:=[.E15]-[.E3]" office:value-type="percentage" office:value="-0.00619999999999987" calcext:value-type="percentage">
            <text:p>-0.62%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percentage" office:value="0.9547" calcext:value-type="percentage">
            <text:p>95.47%</text:p>
          </table:table-cell>
          <table:table-cell office:value-type="percentage" office:value="0.9267" calcext:value-type="percentage">
            <text:p>92.67%</text:p>
          </table:table-cell>
          <table:table-cell office:value-type="percentage" office:value="0.9265" calcext:value-type="percentage">
            <text:p>92.65%</text:p>
          </table:table-cell>
          <table:table-cell office:value-type="percentage" office:value="0.9266" calcext:value-type="percentage">
            <text:p>92.66%</text:p>
          </table:table-cell>
          <table:table-cell/>
          <table:table-cell table:style-name="ce1" table:formula="of:=[.E16]-[.E4]" office:value-type="percentage" office:value="-0.00260000000000005" calcext:value-type="percentage">
            <text:p>-0.26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35" calcext:value-type="percentage">
            <text:p>93.35%</text:p>
          </table:table-cell>
          <table:table-cell office:value-type="percentage" office:value="0.9308" calcext:value-type="percentage">
            <text:p>93.08%</text:p>
          </table:table-cell>
          <table:table-cell office:value-type="percentage" office:value="0.9322" calcext:value-type="percentage">
            <text:p>93.22%</text:p>
          </table:table-cell>
          <table:table-cell/>
          <table:table-cell table:style-name="ce1" table:formula="of:=[.E17]-[.E5]" office:value-type="percentage" office:value="0.005" calcext:value-type="percentage">
            <text:p>0.50%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596" calcext:value-type="percentage">
            <text:p>95.96%</text:p>
          </table:table-cell>
          <table:table-cell office:value-type="percentage" office:value="0.9365" calcext:value-type="percentage">
            <text:p>93.65%</text:p>
          </table:table-cell>
          <table:table-cell office:value-type="percentage" office:value="0.9354" calcext:value-type="percentage">
            <text:p>93.54%</text:p>
          </table:table-cell>
          <table:table-cell office:value-type="percentage" office:value="0.936" calcext:value-type="percentage">
            <text:p>93.60%</text:p>
          </table:table-cell>
          <table:table-cell/>
          <table:table-cell table:style-name="ce1" table:formula="of:=[.E18]-[.E6]" office:value-type="percentage" office:value="0.00729999999999986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585" calcext:value-type="percentage">
            <text:p>95.85%</text:p>
          </table:table-cell>
          <table:table-cell office:value-type="percentage" office:value="0.9346" calcext:value-type="percentage">
            <text:p>93.46%</text:p>
          </table:table-cell>
          <table:table-cell office:value-type="percentage" office:value="0.9343" calcext:value-type="percentage">
            <text:p>93.43%</text:p>
          </table:table-cell>
          <table:table-cell office:value-type="percentage" office:value="0.9344" calcext:value-type="percentage">
            <text:p>93.44%</text:p>
          </table:table-cell>
          <table:table-cell/>
          <table:table-cell table:style-name="ce1" table:formula="of:=[.E19]-[.E7]" office:value-type="percentage" office:value="0.00129999999999997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597" calcext:value-type="percentage">
            <text:p>95.97%</text:p>
          </table:table-cell>
          <table:table-cell office:value-type="percentage" office:value="0.9366" calcext:value-type="percentage">
            <text:p>93.66%</text:p>
          </table:table-cell>
          <table:table-cell office:value-type="percentage" office:value="0.9356" calcext:value-type="percentage">
            <text:p>93.56%</text:p>
          </table:table-cell>
          <table:table-cell office:value-type="percentage" office:value="0.9361" calcext:value-type="percentage">
            <text:p>93.61%</text:p>
          </table:table-cell>
          <table:table-cell/>
          <table:table-cell table:style-name="ce1" table:formula="of:=[.E20]-[.E8]" office:value-type="percentage" office:value="0.00480000000000014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369" calcext:value-type="percentage">
            <text:p>93.69%</text:p>
          </table:table-cell>
          <table:table-cell office:value-type="percentage" office:value="0.9361" calcext:value-type="percentage">
            <text:p>93.61%</text:p>
          </table:table-cell>
          <table:table-cell office:value-type="percentage" office:value="0.9365" calcext:value-type="percentage">
            <text:p>93.65%</text:p>
          </table:table-cell>
          <table:table-cell/>
          <table:table-cell table:style-name="ce1" table:formula="of:=[.E21]-[.E9]" office:value-type="percentage" office:value="0.0031000000000001" calcext:value-type="percentage">
            <text:p>0.31%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603" calcext:value-type="percentage">
            <text:p>96.03%</text:p>
          </table:table-cell>
          <table:table-cell office:value-type="percentage" office:value="0.9375" calcext:value-type="percentage">
            <text:p>93.75%</text:p>
          </table:table-cell>
          <table:table-cell table:number-columns-repeated="2" office:value-type="percentage" office:value="0.9376" calcext:value-type="percentage">
            <text:p>93.76%</text:p>
          </table:table-cell>
          <table:table-cell/>
          <table:table-cell table:style-name="ce1" table:formula="of:=[.E22]-[.E10]" office:value-type="percentage" office:value="0.00660000000000016" calcext:value-type="percentage">
            <text:p>0.66%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609" calcext:value-type="percentage">
            <text:p>96.09%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9383" calcext:value-type="percentage">
            <text:p>93.83%</text:p>
          </table:table-cell>
          <table:table-cell office:value-type="percentage" office:value="0.9385" calcext:value-type="percentage">
            <text:p>93.85%</text:p>
          </table:table-cell>
          <table:table-cell/>
          <table:table-cell table:style-name="ce1" table:formula="of:=[.E23]-[.E11]" office:value-type="percentage" office:value="0.00729999999999986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609" calcext:value-type="percentage">
            <text:p>96.09%</text:p>
          </table:table-cell>
          <table:table-cell table:number-columns-repeated="2" office:value-type="percentage" office:value="0.9382" calcext:value-type="percentage">
            <text:p>93.82%</text:p>
          </table:table-cell>
          <table:table-cell office:value-type="percentage" office:value="0.9382" calcext:value-type="percentage">
            <text:p>93.82%</text:p>
          </table:table-cell>
          <table:table-cell/>
          <table:table-cell table:style-name="ce1" table:formula="of:=[.E24]-[.E12]" office:value-type="percentage" office:value="0.00719999999999998" calcext:value-type="percentage">
            <text:p>0.72%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formula="of:=AVERAGE([.G15:.G24])" office:value-type="percentage" office:value="0.00338000000000002" calcext:value-type="percentage">
            <text:p>0.34%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reg HMM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percentage" office:value="0.9083" calcext:value-type="percentage">
            <text:p>90.83%</text:p>
          </table:table-cell>
          <table:table-cell office:value-type="percentage" office:value="0.8459" calcext:value-type="percentage">
            <text:p>84.59%</text:p>
          </table:table-cell>
          <table:table-cell office:value-type="percentage" office:value="0.8537" calcext:value-type="percentage">
            <text:p>85.37%</text:p>
          </table:table-cell>
          <table:table-cell office:value-type="percentage" office:value="0.8498" calcext:value-type="percentage">
            <text:p>84.98%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percentage" office:value="0.9113" calcext:value-type="percentage">
            <text:p>91.13%</text:p>
          </table:table-cell>
          <table:table-cell office:value-type="percentage" office:value="0.8523" calcext:value-type="percentage">
            <text:p>85.23%</text:p>
          </table:table-cell>
          <table:table-cell office:value-type="percentage" office:value="0.8643" calcext:value-type="percentage">
            <text:p>86.43%</text:p>
          </table:table-cell>
          <table:table-cell office:value-type="percentage" office:value="0.8583" calcext:value-type="percentage">
            <text:p>85.83%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14" calcext:value-type="percentage">
            <text:p>91.40%</text:p>
          </table:table-cell>
          <table:table-cell office:value-type="percentage" office:value="0.8574" calcext:value-type="percentage">
            <text:p>85.74%</text:p>
          </table:table-cell>
          <table:table-cell office:value-type="percentage" office:value="0.8661" calcext:value-type="percentage">
            <text:p>86.61%</text:p>
          </table:table-cell>
          <table:table-cell office:value-type="percentage" office:value="0.8617" calcext:value-type="percentage">
            <text:p>86.17%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128" calcext:value-type="percentage">
            <text:p>91.28%</text:p>
          </table:table-cell>
          <table:table-cell office:value-type="percentage" office:value="0.8495" calcext:value-type="percentage">
            <text:p>84.95%</text:p>
          </table:table-cell>
          <table:table-cell office:value-type="percentage" office:value="0.869" calcext:value-type="percentage">
            <text:p>86.90%</text:p>
          </table:table-cell>
          <table:table-cell office:value-type="percentage" office:value="0.8591" calcext:value-type="percentage">
            <text:p>85.91%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8389" calcext:value-type="percentage">
            <text:p>83.89%</text:p>
          </table:table-cell>
          <table:table-cell office:value-type="percentage" office:value="0.8655" calcext:value-type="percentage">
            <text:p>86.55%</text:p>
          </table:table-cell>
          <table:table-cell office:value-type="percentage" office:value="0.852" calcext:value-type="percentage">
            <text:p>85.20%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028" calcext:value-type="percentage">
            <text:p>90.28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8603" calcext:value-type="percentage">
            <text:p>86.03%</text:p>
          </table:table-cell>
          <table:table-cell office:value-type="percentage" office:value="0.8437" calcext:value-type="percentage">
            <text:p>84.37%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8994" calcext:value-type="percentage">
            <text:p>89.94%</text:p>
          </table:table-cell>
          <table:table-cell office:value-type="percentage" office:value="0.8185" calcext:value-type="percentage">
            <text:p>81.85%</text:p>
          </table:table-cell>
          <table:table-cell office:value-type="percentage" office:value="0.8571" calcext:value-type="percentage">
            <text:p>85.71%</text:p>
          </table:table-cell>
          <table:table-cell office:value-type="percentage" office:value="0.8373" calcext:value-type="percentage">
            <text:p>83.73%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8099" calcext:value-type="percentage">
            <text:p>80.99%</text:p>
          </table:table-cell>
          <table:table-cell office:value-type="percentage" office:value="0.8089" calcext:value-type="percentage">
            <text:p>80.89%</text:p>
          </table:table-cell>
          <table:table-cell office:value-type="percentage" office:value="0.7522" calcext:value-type="percentage">
            <text:p>75.22%</text:p>
          </table:table-cell>
          <table:table-cell office:value-type="percentage" office:value="0.7795" calcext:value-type="percentage">
            <text:p>77.95%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8062" calcext:value-type="percentage">
            <text:p>80.62%</text:p>
          </table:table-cell>
          <table:table-cell office:value-type="percentage" office:value="0.8014" calcext:value-type="percentage">
            <text:p>80.14%</text:p>
          </table:table-cell>
          <table:table-cell office:value-type="percentage" office:value="0.7487" calcext:value-type="percentage">
            <text:p>74.87%</text:p>
          </table:table-cell>
          <table:table-cell office:value-type="percentage" office:value="0.7742" calcext:value-type="percentage">
            <text:p>77.42%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5226" calcext:value-type="percentage">
            <text:p>52.26%</text:p>
          </table:table-cell>
          <table:table-cell office:value-type="percentage" office:value="0.7935" calcext:value-type="percentage">
            <text:p>79.35%</text:p>
          </table:table-cell>
          <table:table-cell office:value-type="percentage" office:value="0.4175" calcext:value-type="percentage">
            <text:p>41.75%</text:p>
          </table:table-cell>
          <table:table-cell office:value-type="percentage" office:value="0.5472" calcext:value-type="percentage">
            <text:p>54.72%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plit HMM</text:p>
          </table:table-cell>
          <table:table-cell table:style-name="Default" table:number-columns-repeated="4"/>
          <table:table-cell/>
          <table:table-cell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312" calcext:value-type="percentage">
            <text:p>83.12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8338" calcext:value-type="percentage">
            <text:p>83.38%</text:p>
          </table:table-cell>
          <table:table-cell/>
          <table:table-cell table:style-name="ce1" table:formula="of:=[.E40]-[.E28]" office:value-type="percentage" office:value="-0.016" calcext:value-type="percentage">
            <text:p>-1.60%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percentage" office:value="0.9089" calcext:value-type="percentage">
            <text:p>90.89%</text:p>
          </table:table-cell>
          <table:table-cell office:value-type="percentage" office:value="0.8424" calcext:value-type="percentage">
            <text:p>84.24%</text:p>
          </table:table-cell>
          <table:table-cell office:value-type="percentage" office:value="0.8511" calcext:value-type="percentage">
            <text:p>85.11%</text:p>
          </table:table-cell>
          <table:table-cell office:value-type="percentage" office:value="0.8468" calcext:value-type="percentage">
            <text:p>84.68%</text:p>
          </table:table-cell>
          <table:table-cell/>
          <table:table-cell table:style-name="ce1" table:formula="of:=[.E41]-[.E29]" office:value-type="percentage" office:value="-0.0114999999999998" calcext:value-type="percentage">
            <text:p>-1.15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8504" calcext:value-type="percentage">
            <text:p>85.04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583" calcext:value-type="percentage">
            <text:p>85.83%</text:p>
          </table:table-cell>
          <table:table-cell/>
          <table:table-cell table:style-name="ce1" table:formula="of:=[.E42]-[.E30]" office:value-type="percentage" office:value="-0.00340000000000007" calcext:value-type="percentage">
            <text:p>-0.34%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8398" calcext:value-type="percentage">
            <text:p>83.98%</text:p>
          </table:table-cell>
          <table:table-cell office:value-type="percentage" office:value="0.8646" calcext:value-type="percentage">
            <text:p>86.46%</text:p>
          </table:table-cell>
          <table:table-cell office:value-type="percentage" office:value="0.852" calcext:value-type="percentage">
            <text:p>85.20%</text:p>
          </table:table-cell>
          <table:table-cell/>
          <table:table-cell table:style-name="ce1" table:formula="of:=[.E43]-[.E31]" office:value-type="percentage" office:value="-0.0071" calcext:value-type="percentage">
            <text:p>-0.71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125" calcext:value-type="percentage">
            <text:p>91.25%</text:p>
          </table:table-cell>
          <table:table-cell office:value-type="percentage" office:value="0.8388" calcext:value-type="percentage">
            <text:p>83.88%</text:p>
          </table:table-cell>
          <table:table-cell office:value-type="percentage" office:value="0.8694" calcext:value-type="percentage">
            <text:p>86.94%</text:p>
          </table:table-cell>
          <table:table-cell office:value-type="percentage" office:value="0.8538" calcext:value-type="percentage">
            <text:p>85.38%</text:p>
          </table:table-cell>
          <table:table-cell/>
          <table:table-cell table:style-name="ce1" table:formula="of:=[.E44]-[.E32]" office:value-type="percentage" office:value="0.00180000000000002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8707" calcext:value-type="percentage">
            <text:p>87.07%</text:p>
          </table:table-cell>
          <table:table-cell office:value-type="percentage" office:value="0.8527" calcext:value-type="percentage">
            <text:p>85.27%</text:p>
          </table:table-cell>
          <table:table-cell/>
          <table:table-cell table:style-name="ce1" table:formula="of:=[.E45]-[.E33]" office:value-type="percentage" office:value="0.00900000000000001" calcext:value-type="percentage">
            <text:p>0.90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088" calcext:value-type="percentage">
            <text:p>90.88%</text:p>
          </table:table-cell>
          <table:table-cell office:value-type="percentage" office:value="0.8281" calcext:value-type="percentage">
            <text:p>82.81%</text:p>
          </table:table-cell>
          <table:table-cell office:value-type="percentage" office:value="0.8665" calcext:value-type="percentage">
            <text:p>86.65%</text:p>
          </table:table-cell>
          <table:table-cell office:value-type="percentage" office:value="0.8469" calcext:value-type="percentage">
            <text:p>84.69%</text:p>
          </table:table-cell>
          <table:table-cell/>
          <table:table-cell table:style-name="ce1" table:formula="of:=[.E46]-[.E34]" office:value-type="percentage" office:value="0.00959999999999994" calcext:value-type="percentage">
            <text:p>0.96%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067" calcext:value-type="percentage">
            <text:p>90.67%</text:p>
          </table:table-cell>
          <table:table-cell office:value-type="percentage" office:value="0.8209" calcext:value-type="percentage">
            <text:p>82.09%</text:p>
          </table:table-cell>
          <table:table-cell office:value-type="percentage" office:value="0.8652" calcext:value-type="percentage">
            <text:p>86.52%</text:p>
          </table:table-cell>
          <table:table-cell office:value-type="percentage" office:value="0.8425" calcext:value-type="percentage">
            <text:p>84.25%</text:p>
          </table:table-cell>
          <table:table-cell/>
          <table:table-cell table:style-name="ce1" table:formula="of:=[.E47]-[.E35]" office:value-type="percentage" office:value="0.0629999999999999" calcext:value-type="percentage">
            <text:p>6.30%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022" calcext:value-type="percentage">
            <text:p>90.22%</text:p>
          </table:table-cell>
          <table:table-cell office:value-type="percentage" office:value="0.8105" calcext:value-type="percentage">
            <text:p>81.05%</text:p>
          </table:table-cell>
          <table:table-cell office:value-type="percentage" office:value="0.8577" calcext:value-type="percentage">
            <text:p>85.77%</text:p>
          </table:table-cell>
          <table:table-cell office:value-type="percentage" office:value="0.8334" calcext:value-type="percentage">
            <text:p>83.34%</text:p>
          </table:table-cell>
          <table:table-cell/>
          <table:table-cell table:style-name="ce1" table:formula="of:=[.E48]-[.E36]" office:value-type="percentage" office:value="0.0592" calcext:value-type="percentage">
            <text:p>5.92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004" calcext:value-type="percentage">
            <text:p>90.04%</text:p>
          </table:table-cell>
          <table:table-cell office:value-type="percentage" office:value="0.8031" calcext:value-type="percentage">
            <text:p>80.31%</text:p>
          </table:table-cell>
          <table:table-cell office:value-type="percentage" office:value="0.856" calcext:value-type="percentage">
            <text:p>85.60%</text:p>
          </table:table-cell>
          <table:table-cell office:value-type="percentage" office:value="0.8287" calcext:value-type="percentage">
            <text:p>82.87%</text:p>
          </table:table-cell>
          <table:table-cell/>
          <table:table-cell table:style-name="ce1" table:formula="of:=[.E49]-[.E37]" office:value-type="percentage" office:value="0.2815" calcext:value-type="percentage">
            <text:p>28.15%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formula="of:=AVERAGE([.G40:.G49])" office:value-type="percentage" office:value="0.03861" calcext:value-type="percentage">
            <text:p>3.86%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reg CRF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Default"/>
          <table:table-cell office:value-type="percentage" office:value="0.897263458022128" calcext:value-type="percentage">
            <text:p>89.73%</text:p>
          </table:table-cell>
          <table:table-cell office:value-type="percentage" office:value="0.887757761594481" calcext:value-type="percentage">
            <text:p>88.78%</text:p>
          </table:table-cell>
          <table:table-cell office:value-type="percentage" office:value="0.892485299670928" calcext:value-type="percentage">
            <text:p>89.25%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/>
          <table:table-cell office:value-type="percentage" office:value="0.90664798189014" calcext:value-type="percentage">
            <text:p>90.66%</text:p>
          </table:table-cell>
          <table:table-cell office:value-type="percentage" office:value="0.902644691452664" calcext:value-type="percentage">
            <text:p>90.26%</text:p>
          </table:table-cell>
          <table:table-cell office:value-type="percentage" office:value="0.904641907776463" calcext:value-type="percentage">
            <text:p>90.46%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percentage" office:value="0.915511378498561" calcext:value-type="percentage">
            <text:p>91.55%</text:p>
          </table:table-cell>
          <table:table-cell office:value-type="percentage" office:value="0.912226906860866" calcext:value-type="percentage">
            <text:p>91.22%</text:p>
          </table:table-cell>
          <table:table-cell office:value-type="percentage" office:value="0.913866191558641" calcext:value-type="percentage">
            <text:p>91.39%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percentage" office:value="0.915962629501727" calcext:value-type="percentage">
            <text:p>91.60%</text:p>
          </table:table-cell>
          <table:table-cell office:value-type="percentage" office:value="0.910893062476044" calcext:value-type="percentage">
            <text:p>91.09%</text:p>
          </table:table-cell>
          <table:table-cell office:value-type="percentage" office:value="0.913420811905695" calcext:value-type="percentage">
            <text:p>91.34%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percentage" office:value="0.918650854766672" calcext:value-type="percentage">
            <text:p>91.87%</text:p>
          </table:table-cell>
          <table:table-cell office:value-type="percentage" office:value="0.914495975469528" calcext:value-type="percentage">
            <text:p>91.45%</text:p>
          </table:table-cell>
          <table:table-cell office:value-type="percentage" office:value="0.9165687065422" calcext:value-type="percentage">
            <text:p>91.66%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percentage" office:value="0.917239999384341" calcext:value-type="percentage">
            <text:p>91.72%</text:p>
          </table:table-cell>
          <table:table-cell office:value-type="percentage" office:value="0.91366807205826" calcext:value-type="percentage">
            <text:p>91.37%</text:p>
          </table:table-cell>
          <table:table-cell office:value-type="percentage" office:value="0.915450551476236" calcext:value-type="percentage">
            <text:p>91.55%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percentage" office:value="0.92182691123969" calcext:value-type="percentage">
            <text:p>92.18%</text:p>
          </table:table-cell>
          <table:table-cell office:value-type="percentage" office:value="0.918420850900728" calcext:value-type="percentage">
            <text:p>91.84%</text:p>
          </table:table-cell>
          <table:table-cell office:value-type="percentage" office:value="0.920120728981868" calcext:value-type="percentage">
            <text:p>92.01%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office:value-type="percentage" office:value="0.9193354683747" calcext:value-type="percentage">
            <text:p>91.93%</text:p>
          </table:table-cell>
          <table:table-cell office:value-type="percentage" office:value="0.915431199693369" calcext:value-type="percentage">
            <text:p>91.54%</text:p>
          </table:table-cell>
          <table:table-cell office:value-type="percentage" office:value="0.917379180014288" calcext:value-type="percentage">
            <text:p>91.74%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office:value-type="percentage" office:value="0.920420235381108" calcext:value-type="percentage">
            <text:p>92.04%</text:p>
          </table:table-cell>
          <table:table-cell office:value-type="percentage" office:value="0.916059793024147" calcext:value-type="percentage">
            <text:p>91.61%</text:p>
          </table:table-cell>
          <table:table-cell office:value-type="percentage" office:value="0.918234837599219" calcext:value-type="percentage">
            <text:p>91.82%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office:value-type="percentage" office:value="0.921738058931349" calcext:value-type="percentage">
            <text:p>92.17%</text:p>
          </table:table-cell>
          <table:table-cell office:value-type="percentage" office:value="0.917470295132234" calcext:value-type="percentage">
            <text:p>91.75%</text:p>
          </table:table-cell>
          <table:table-cell office:value-type="percentage" office:value="0.919599225497126" calcext:value-type="percentage">
            <text:p>91.96%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plit CRF</text:p>
          </table:table-cell>
          <table:table-cell table:style-name="Default"/>
          <table:table-cell table:number-columns-repeated="4"/>
          <table:table-cell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Default"/>
          <table:table-cell office:value-type="percentage" office:value="0.905301384319325" calcext:value-type="percentage">
            <text:p>90.53%</text:p>
          </table:table-cell>
          <table:table-cell office:value-type="percentage" office:value="0.894350325795324" calcext:value-type="percentage">
            <text:p>89.44%</text:p>
          </table:table-cell>
          <table:table-cell office:value-type="percentage" office:value="0.899792535920593" calcext:value-type="percentage">
            <text:p>89.98%</text:p>
          </table:table-cell>
          <table:table-cell/>
          <table:table-cell table:style-name="ce1" table:formula="of:=[.E65]-[.E53]" office:value-type="percentage" office:value="0.00730723624966501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/>
          <table:table-cell office:value-type="percentage" office:value="0.913020014185709" calcext:value-type="percentage">
            <text:p>91.30%</text:p>
          </table:table-cell>
          <table:table-cell office:value-type="percentage" office:value="0.90782675354542" calcext:value-type="percentage">
            <text:p>90.78%</text:p>
          </table:table-cell>
          <table:table-cell office:value-type="percentage" office:value="0.91041597798261" calcext:value-type="percentage">
            <text:p>91.04%</text:p>
          </table:table-cell>
          <table:table-cell/>
          <table:table-cell table:style-name="ce1" table:formula="of:=[.E66]-[.E54]" office:value-type="percentage" office:value="0.00577407020614695" calcext:value-type="percentage">
            <text:p>0.58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percentage" office:value="0.922691922691923" calcext:value-type="percentage">
            <text:p>92.27%</text:p>
          </table:table-cell>
          <table:table-cell office:value-type="percentage" office:value="0.918589497891912" calcext:value-type="percentage">
            <text:p>91.86%</text:p>
          </table:table-cell>
          <table:table-cell office:value-type="percentage" office:value="0.920636140135218" calcext:value-type="percentage">
            <text:p>92.06%</text:p>
          </table:table-cell>
          <table:table-cell/>
          <table:table-cell table:style-name="ce1" table:formula="of:=[.E67]-[.E55]" office:value-type="percentage" office:value="0.00676994857657709" calcext:value-type="percentage">
            <text:p>0.68%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percentage" office:value="0.926883411182537" calcext:value-type="percentage">
            <text:p>92.69%</text:p>
          </table:table-cell>
          <table:table-cell office:value-type="percentage" office:value="0.921824453813722" calcext:value-type="percentage">
            <text:p>92.18%</text:p>
          </table:table-cell>
          <table:table-cell office:value-type="percentage" office:value="0.924347010623088" calcext:value-type="percentage">
            <text:p>92.43%</text:p>
          </table:table-cell>
          <table:table-cell/>
          <table:table-cell table:style-name="ce1" table:formula="of:=[.E68]-[.E56]" office:value-type="percentage" office:value="0.0109261987173931" calcext:value-type="percentage">
            <text:p>1.09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percentage" office:value="0.926170468187275" calcext:value-type="percentage">
            <text:p>92.62%</text:p>
          </table:table-cell>
          <table:table-cell office:value-type="percentage" office:value="0.922606362591031" calcext:value-type="percentage">
            <text:p>92.26%</text:p>
          </table:table-cell>
          <table:table-cell office:value-type="percentage" office:value="0.92438497991536" calcext:value-type="percentage">
            <text:p>92.44%</text:p>
          </table:table-cell>
          <table:table-cell/>
          <table:table-cell table:style-name="ce1" table:formula="of:=[.E69]-[.E57]" office:value-type="percentage" office:value="0.00781627337315993" calcext:value-type="percentage">
            <text:p>0.78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percentage" office:value="0.92681838464971" calcext:value-type="percentage">
            <text:p>92.68%</text:p>
          </table:table-cell>
          <table:table-cell office:value-type="percentage" office:value="0.923464929091606" calcext:value-type="percentage">
            <text:p>92.35%</text:p>
          </table:table-cell>
          <table:table-cell office:value-type="percentage" office:value="0.925138617967346" calcext:value-type="percentage">
            <text:p>92.51%</text:p>
          </table:table-cell>
          <table:table-cell/>
          <table:table-cell table:style-name="ce1" table:formula="of:=[.E70]-[.E58]" office:value-type="percentage" office:value="0.00968806649110998" calcext:value-type="percentage">
            <text:p>0.97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percentage" office:value="0.928433001107419" calcext:value-type="percentage">
            <text:p>92.84%</text:p>
          </table:table-cell>
          <table:table-cell office:value-type="percentage" office:value="0.925458029896512" calcext:value-type="percentage">
            <text:p>92.55%</text:p>
          </table:table-cell>
          <table:table-cell office:value-type="percentage" office:value="0.92694312850792" calcext:value-type="percentage">
            <text:p>92.69%</text:p>
          </table:table-cell>
          <table:table-cell/>
          <table:table-cell table:style-name="ce1" table:formula="of:=[.E71]-[.E59]" office:value-type="percentage" office:value="0.00682239952605201" calcext:value-type="percentage">
            <text:p>0.68%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office:value-type="percentage" office:value="0.929044960238722" calcext:value-type="percentage">
            <text:p>92.90%</text:p>
          </table:table-cell>
          <table:table-cell office:value-type="percentage" office:value="0.926025297048678" calcext:value-type="percentage">
            <text:p>92.60%</text:p>
          </table:table-cell>
          <table:table-cell office:value-type="percentage" office:value="0.927532670956249" calcext:value-type="percentage">
            <text:p>92.75%</text:p>
          </table:table-cell>
          <table:table-cell/>
          <table:table-cell table:style-name="ce1" table:formula="of:=[.E72]-[.E60]" office:value-type="percentage" office:value="0.0101534909419609" calcext:value-type="percentage">
            <text:p>1.02%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office:value-type="percentage" office:value="0.928212226066897" calcext:value-type="percentage">
            <text:p>92.82%</text:p>
          </table:table-cell>
          <table:table-cell office:value-type="percentage" office:value="0.925366040628593" calcext:value-type="percentage">
            <text:p>92.54%</text:p>
          </table:table-cell>
          <table:table-cell office:value-type="percentage" office:value="0.926786948176583" calcext:value-type="percentage">
            <text:p>92.68%</text:p>
          </table:table-cell>
          <table:table-cell/>
          <table:table-cell table:style-name="ce1" table:formula="of:=[.E73]-[.E61]" office:value-type="percentage" office:value="0.00855211057736394" calcext:value-type="percentage">
            <text:p>0.86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office:value-type="percentage" office:value="0.928464817122898" calcext:value-type="percentage">
            <text:p>92.85%</text:p>
          </table:table-cell>
          <table:table-cell office:value-type="percentage" office:value="0.92510540436949" calcext:value-type="percentage">
            <text:p>92.51%</text:p>
          </table:table-cell>
          <table:table-cell office:value-type="percentage" office:value="0.926782066444468" calcext:value-type="percentage">
            <text:p>92.68%</text:p>
          </table:table-cell>
          <table:table-cell/>
          <table:table-cell table:style-name="ce1" table:formula="of:=[.E74]-[.E62]" office:value-type="percentage" office:value="0.00718284094734201" calcext:value-type="percentage">
            <text:p>0.72%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formula="of:=AVERAGE([.G65:.G74])" office:value-type="percentage" office:value="0.00809926356067709" calcext:value-type="percentage">
            <text:p>0.81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4:24:46.378638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20:17:52.408938397</meta:creation-date>
    <dc:date>2015-12-01T18:44:50.547844834</dc:date>
    <meta:editing-duration>PT1H12M4S</meta:editing-duration>
    <meta:editing-cycles>25</meta:editing-cycles>
    <meta:generator>LibreOffice/4.2.8.2$Linux_X86_64 LibreOffice_project/420m0$Build-2</meta:generator>
    <meta:document-statistic meta:table-count="1" meta:cell-count="395" meta:object-count="0"/>
  </office:meta>
</office:document-meta>
</file>